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0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9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9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4">Rif. DDT</text:p>
          </table:table-cell>
          <table:covered-table-cell/>
          <table:table-cell table:style-name="Tabella1.G3" table:number-columns-spanned="2" office:value-type="string">
            <text:p text:style-name="P14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8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3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3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tyle:rel-width="scale" svg:height="1.801cm" style:rel-height="80%" draw:z-index="2"><draw:text-box fo:min-width="0.93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39:54.737612285</dc:date>
    <meta:editing-duration>P1DT16H7M2S</meta:editing-duration>
    <meta:editing-cycles>437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